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fr" fo:country="FR"/>
    </style:style>
    <style:style style:name="P2" style:parent-style-name="Paragraphedeliste" style:list-style-name="LFO1" style:family="paragraph">
      <style:text-properties fo:language="fr" fo:country="FR"/>
    </style:style>
    <style:style style:name="P3" style:parent-style-name="Paragraphedeliste" style:list-style-name="LFO1" style:family="paragraph">
      <style:text-properties fo:language="fr" fo:country="FR"/>
    </style:style>
    <style:style style:name="P4" style:parent-style-name="Paragraphedeliste" style:list-style-name="LFO1" style:family="paragraph">
      <style:text-properties fo:language="fr" fo:country="FR"/>
    </style:style>
    <style:style style:name="P5" style:parent-style-name="Paragraphedeliste" style:list-style-name="LFO1" style:family="paragraph">
      <style:text-properties fo:language="fr" fo:country="FR"/>
    </style:style>
    <style:style style:name="P6" style:parent-style-name="Paragraphedeliste" style:list-style-name="LFO1" style:family="paragraph">
      <style:text-properties fo:language="fr" fo:country="FR"/>
    </style:style>
    <style:style style:name="P7" style:parent-style-name="Paragraphedeliste" style:list-style-name="LFO1" style:family="paragraph">
      <style:text-properties fo:language="fr" fo:country="FR"/>
    </style:style>
    <style:style style:name="P8" style:parent-style-name="Paragraphedeliste" style:list-style-name="LFO1" style:family="paragraph"/>
    <style:style style:name="T9" style:parent-style-name="Policepardéfaut" style:family="text">
      <style:text-properties fo:language="fr" fo:country="FR"/>
    </style:style>
  </office:automatic-styles>
  <office:body>
    <office:text text:use-soft-page-breaks="true">
      <text:p text:style-name="P1">A faire :</text:p>
      <text:list text:style-name="LFO1" text:continue-numbering="true">
        <text:list-item>
          <text:p text:style-name="P2">Lire et comprendre le cahier des charges</text:p>
        </text:list-item>
        <text:list-item>
          <text:p text:style-name="P3">Faire un diagramme de UC en faisant attention à bien identifier les acteur et les relations entre UC</text:p>
        </text:list-item>
        <text:list-item>
          <text:p text:style-name="P4">Prendre un UC et le détailler sous forme de scénario précis (tableaux comme vu en TD)</text:p>
        </text:list-item>
        <text:list-item>
          <text:p text:style-name="P5">Faire le diagramme de classes de l’application. Attention : bien identifier les associations (rôles, navigabilité, multiplicité), les relations d’héritage et implémentation d’interfaces</text:p>
        </text:list-item>
        <text:list-item>
          <text:p text:style-name="P6">Prendre un bout du diagramme de classes et faire de la génération de code.</text:p>
        </text:list-item>
        <text:list-item>
          <text:p text:style-name="P7">Spécifier les tests avec Junit pour une classe intéressante de votre application</text:p>
        </text:list-item>
        <text:list-item>
          <text:p text:style-name="P8"><text:span text:style-name="T9">Appliquer le design pattern Observer ou tout autre design pattern sur votre conception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eda.bendraou reda.bendraou</meta:initial-creator>
    <dc:creator>reda.bendraou reda.bendraou</dc:creator>
    <meta:creation-date>2020-11-06T07:29:00Z</meta:creation-date>
    <dc:date>2020-11-06T07:35:00Z</dc:date>
    <meta:template xlink:href="Normal.dotm" xlink:type="simple"/>
    <meta:editing-cycles>1</meta:editing-cycles>
    <meta:editing-duration>PT0S</meta:editing-duration>
    <meta:document-statistic meta:page-count="1" meta:paragraph-count="1" meta:word-count="99" meta:character-count="666" meta:row-count="4" meta:non-whitespace-character-count="568"/>
  </office:meta>
</office:document-meta>
</file>